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segoe ui" svg:font-family="'segoe ui', Roboto, 'droid sans', hirakakupron-w3, 'hiragino kaku gothic pron', 'ヒラギノ角ゴpron w3', 'hiragino kaku gothic pro', 'ヒラギノ角ゴpro w3', Meiry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fo:font-weight="bold" style:language-asian="ja" style:country-asian="JP" style:font-weight-asian="bold" style:font-weight-complex="bold"/>
    </style:style>
    <style:style style:name="T1" style:family="text">
      <style:text-properties fo:font-variant="normal" fo:text-transform="none" fo:color="#666666" fo:letter-spacing="normal" style:font-name-asian="segoe ui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・ゲームギアタイトル</text:p>
      <text:p text:style-name="P1"/>
      <text:p text:style-name="P1"><text:span text:style-name="T1">ソニック・ザ・ヘッジホッグ</text:span> </text:p>
      <text:p text:style-name="P1"><text:span text:style-name="T1">ソニック・ザ・ヘッジホッグ</text:span> 2</text:p>
      <text:p text:style-name="P1"><text:span text:style-name="T1">ソニック＆テイルス</text:span> </text:p>
      <text:p text:style-name="P1"><text:span text:style-name="T1">シャイニング・フォース外伝 遠征・邪神の国へ</text:span> </text:p>
      <text:p text:style-name="P1"><text:span text:style-name="T1">ドラえもん ノラのすけの野望</text:span> </text:p>
      <text:p text:style-name="P1"><text:span text:style-name="T1">魔導物語 </text:span> </text:p>
      <text:p text:style-name="P1"><text:span text:style-name="T1">女神転生外伝 ラストバイブル</text:span> </text:p>
      <text:p text:style-name="P1"><text:span text:style-name="T1">なぞぷよ アルルのルー</text:span> </text:p>
      <text:p text:style-name="P1"><text:span text:style-name="T1">コカ・コーラキッド</text:span> </text:p>
      <text:p text:style-name="P1"><text:span text:style-name="T1">ダイナマイトヘッディー</text:span> </text:p>
      <text:p text:style-name="P1"><text:span text:style-name="T1">剣勇伝説ＹＡＩＢＡ</text:span> </text:p>
      <text:p text:style-name="P1"><text:span text:style-name="T1">ミッキーマウス伝説の王国</text:span> </text:p>
      <text:p text:style-name="P1"><text:span text:style-name="T1">シルヴァンテイル</text:span> </text:p>
      <text:p text:style-name="P1"><text:span text:style-name="T1">ロイアルストーン</text:span> </text:p>
      <text:p text:style-name="P1"><text:span text:style-name="T1">ソニックドリフト</text:span> </text:p>
      <text:p text:style-name="P1"><text:span text:style-name="T1">ガンスターヒーローズ</text:span> </text:p>
      <text:p text:style-name="P2"><text:span text:style-name="T1">Ｇソニック</text:span> </text:p>
      <text:p text:style-name="P2">ぷよぷよ</text:p>
      <text:p text:style-name="P2"/>
      <text:p text:style-name="P2"/>
      <text:p text:style-name="P2">・アーケードタイトル</text:p>
      <text:p text:style-name="P2">ゴールデンアックス</text:p>
      <text:p text:style-name="P2">獣王記</text:p>
      <text:p text:style-name="P2">エイリアンストーム</text:p>
      <text:p text:style-name="P2">ボナンザブラザーズ</text:p>
      <text:p text:style-name="P2"/>
      <text:p text:style-name="P2"/>
      <text:p text:style-name="P2">・メガドライブ</text:p>
      <text:p text:style-name="P2">マイケルジャクソンムーンウォーカー</text:p>
      <text:p text:style-name="P2">ソニック</text:p>
      <text:p text:style-name="P2">シャイニングフォース</text:p>
      <text:p text:style-name="P2">シャイニングダクネス</text:p>
      <text:p text:style-name="P2"/>
      <text:p text:style-name="P2"/>
      <text:p text:style-name="P2">・サターン</text:p>
      <text:p text:style-name="P2">クロックワークナイト</text:p>
      <text:p text:style-name="P2">ナイツ</text:p>
      <text:p text:style-name="P2">バーチャファイター</text:p>
      <text:p text:style-name="P2">パンツァードラグーン</text:p>
      <text:p text:style-name="P2">ファイターズメガミックス</text:p>
      <text:p text:style-name="P2">ソニックジャム</text:p>
      <text:p text:style-name="P2">ソニックR</text:p>
      <text:p text:style-name="P2">ぷよぷよ通</text:p>
      <text:p text:style-name="P2">ファイティングバイパーズ</text:p>
      <text:p text:style-name="P2"><text:soft-page-break/>サクラ大戦</text:p>
      <text:p text:style-name="P2">バーチャロン</text:p>
      <text:p text:style-name="P2">ダイナマイト刑事</text:p>
      <text:p text:style-name="P2"/>
      <text:p text:style-name="P2"/>
      <text:p text:style-name="P2">・ドリームキャスト</text:p>
      <text:p text:style-name="P2"><text:span text:style-name="T1">ソニックアドベンチャー</text:span> </text:p>
      <text:p text:style-name="P2"><text:span text:style-name="T1">チューチューロケット</text:span> </text:p>
      <text:p text:style-name="P2"><text:span text:style-name="T1">ゾンビリベンジ</text:span> </text:p>
      <text:p text:style-name="P2"><text:span text:style-name="T1">バーチャロン</text:span> </text:p>
      <text:p text:style-name="P2"><text:span text:style-name="T1">スペースチャンネル５</text:span> </text:p>
      <text:p text:style-name="P2"><text:span text:style-name="T1">クレイジータクシー</text:span> </text:p>
      <text:p text:style-name="P2"><text:span text:style-name="T1">ジェット セット ラジオ</text:span> </text:p>
      <text:p text:style-name="P2">サクラ大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segoe ui" svg:font-family="'segoe ui', Roboto, 'droid sans', hirakakupron-w3, 'hiragino kaku gothic pron', 'ヒラギノ角ゴpron w3', 'hiragino kaku gothic pro', 'ヒラギノ角ゴpro w3', Meiry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宮脇 秀則</meta:initial-creator>
    <meta:creation-date>2024-10-19T14:17:00.18</meta:creation-date>
    <dc:date>2024-10-19T18:31:59.27</dc:date>
    <dc:creator>宮脇 秀則</dc:creator>
    <meta:editing-duration>PT4H14M56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2" meta:paragraph-count="51" meta:word-count="182" meta:character-count="484"/>
  </office:meta>
</office:document-meta>
</file>